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Symbol" style:font-name-complex="Segoe UI Symbol"/>
    </style:style>
    <style:style style:name="T3" style:parent-style-name="DefaultParagraphFont" style:family="text">
      <style:text-properties style:font-name="Segoe UI Symbol" style:font-name-complex="Segoe UI Symbol"/>
    </style:style>
    <style:style style:name="T4" style:parent-style-name="DefaultParagraphFont" style:family="text">
      <style:text-properties style:font-name="Segoe UI Symbol" style:font-name-complex="Segoe UI Symbol"/>
    </style:style>
    <style:style style:name="T5" style:parent-style-name="DefaultParagraphFont" style:family="text">
      <style:text-properties style:font-name="Segoe UI Symbol" style:font-name-complex="Segoe UI Symbol"/>
    </style:style>
    <style:style style:name="T6" style:parent-style-name="DefaultParagraphFont" style:family="text">
      <style:text-properties style:font-name="Segoe UI Symbol" style:font-name-complex="Segoe UI Symbol"/>
    </style:style>
    <style:style style:name="T7" style:parent-style-name="DefaultParagraphFont" style:family="text">
      <style:text-properties style:font-name="Segoe UI Symbol" style:font-name-complex="Segoe UI Symbol"/>
    </style:style>
    <style:style style:name="T8" style:parent-style-name="DefaultParagraphFont" style:family="text">
      <style:text-properties style:font-name="Segoe UI Symbol" style:font-name-complex="Segoe UI Symbol"/>
    </style:style>
    <style:style style:name="T9" style:parent-style-name="DefaultParagraphFont" style:family="text">
      <style:text-properties style:font-name="Segoe UI Symbol" style:font-name-complex="Segoe UI Symbol"/>
    </style:style>
    <style:style style:name="T10" style:parent-style-name="DefaultParagraphFont" style:family="text">
      <style:text-properties style:font-name="Segoe UI Symbol" style:font-name-complex="Segoe UI Symbol"/>
    </style:style>
    <style:style style:name="T11" style:parent-style-name="DefaultParagraphFont" style:family="text">
      <style:text-properties style:font-name="Segoe UI Symbol" style:font-name-complex="Segoe UI Symbol"/>
    </style:style>
    <style:style style:name="T12" style:parent-style-name="DefaultParagraphFont" style:family="text">
      <style:text-properties style:font-name="Segoe UI Symbol" style:font-name-complex="Segoe UI Symbol"/>
    </style:style>
    <style:style style:name="T13" style:parent-style-name="DefaultParagraphFont" style:family="text">
      <style:text-properties style:font-name="Segoe UI Symbol" style:font-name-complex="Segoe UI Symbol"/>
    </style:style>
    <style:style style:name="T14" style:parent-style-name="DefaultParagraphFont" style:family="text">
      <style:text-properties style:font-name="Segoe UI Symbol" style:font-name-complex="Segoe UI Symbol"/>
    </style:style>
    <style:style style:name="T15" style:parent-style-name="DefaultParagraphFont" style:family="text">
      <style:text-properties style:font-name="Segoe UI Symbol" style:font-name-complex="Segoe UI Symbol"/>
    </style:style>
    <style:style style:name="T16" style:parent-style-name="DefaultParagraphFont" style:family="text">
      <style:text-properties style:font-name="Segoe UI Symbol" style:font-name-complex="Segoe UI Symbol"/>
    </style:style>
    <style:style style:name="P17" style:parent-style-name="Normal" style:family="paragraph">
      <style:text-properties fo:language="en" fo:country="US"/>
    </style:style>
    <style:style style:name="T18" style:parent-style-name="DefaultParagraphFont" style:family="text">
      <style:text-properties style:font-name="Segoe UI Symbol" style:font-name-complex="Segoe UI Symbol"/>
    </style:style>
    <style:style style:name="T19" style:parent-style-name="DefaultParagraphFont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CAHIER DE CHARGE</text:p>
      <text:p text:style-name="Normal">( MIABE HACKATON )</text:p>
      <text:p text:style-name="Normal">1. Présentation générale</text:p>
      <text:p text:style-name="Normal">1.1. Titre du Projet</text:p>
      <text:p text:style-name="Normal">« EcoLink Bénin »</text:p>
      <text:p text:style-name="Normal">Plateforme numérique de gestion collaborative des déchets</text:p>
      <text:p text:style-name="Normal">Contexte</text:p>
      <text:p text:style-name="Normal">La gestion des déchets au Bénin fait face à des défis majeurs :</text:p>
      <text:p text:style-name="Normal">-Accumulation de déchets plastiques, électroniques et non biodégradables,</text:p>
      <text:p text:style-name="Normal">entraînant pollution des sols, des cours d’eau et risques sanitaires.</text:p>
      <text:p text:style-name="Normal">- Infrastructures limitées : Collecte inefficace, recyclage peu structuré et</text:p>
      <text:p text:style-name="Normal">manque d’incitation pour les citoyens et entreprises à participer.</text:p>
      <text:p text:style-name="Normal">Comment concevoir une solution simple et accessible qui incite particuliers et</text:p>
      <text:p text:style-name="Normal">entreprises à trier et recycler efficacement leurs déchets, tout en structurant une</text:p>
      <text:p text:style-name="Normal">chaîne de valorisation connectant les producteurs de déchets aux acteurs du</text:p>
      <text:p text:style-name="Normal">recyclage ?</text:p>
      <text:p text:style-name="Normal">Concevoir une solution numérique intuitive pour la collecte et la valorisation des</text:p>
      <text:p text:style-name="Normal">déchets, intégrant un système d’incitation attractif, un réseau de collecte efficace</text:p>
      <text:p text:style-name="Normal">avec des prestataires, et un suivi de l’impact environnemental des utilisateurs.</text:p>
      <text:p text:style-name="Normal">1.2. Objectifs</text:p>
      <text:p text:style-name="Normal">1. Faciliter le tri et la collecte :</text:p>
      <text:p text:style-name="Normal">- Rendre le recyclage accessible à tous via une interface numérique intuitive.</text:p>
      <text:p text:style-name="Normal">- Permettre aux utilisateurs de déclarer leurs déchets en quelques clics.</text:p>
      <text:p text:style-name="Normal">2. Créer une chaîne de valorisation efficace :</text:p>
      <text:p text:style-name="Normal">- Connecter les producteurs de déchets aux recycleurs via un réseau géolocalisé.</text:p>
      <text:p text:style-name="Normal">- Optimiser les tournées de collecte pour réduire les coûts logistiques.</text:p>
      <text:p text:style-name="Normal">3. Inciter à l’engagement :</text:p>
      <text:p text:style-name="Normal">- Récompenser les utilisateurs avec des éco-points convertibles en avantages</text:p>
      <text:soft-page-break/>
      <text:p text:style-name="Normal">concrets (crédits mobiles, réductions chez des partenaires).</text:p>
      <text:p text:style-name="Normal">- Sensibiliser via un suivi transparent de l’impact environnemental (CO₂</text:p>
      <text:p text:style-name="Normal">économisé, déchets recyclés).</text:p>
      <text:p text:style-name="Normal">1.3. Public Cible</text:p>
      <text:p text:style-name="Normal">Particuliers : Interface simple, récompenses immédiates, accès à des points de</text:p>
      <text:p text:style-name="Normal">dépôt proches.</text:p>
      <text:p text:style-name="Normal">Entreprises : Gestion centralisée des déchets, reporting RSE, avantages fiscaux</text:p>
      <text:p text:style-name="Normal">potentiels.</text:p>
      <text:p text:style-name="Normal">Recycleurs : Accès à un flux régulier de déchets valorisables, outils de gestion de</text:p>
      <text:p text:style-name="Normal">collecte.</text:p>
      <text:p text:style-name="Normal">1.4. Valeur Ajoutée</text:p>
      <text:p text:style-name="Normal">- Innovation sociale : Combinaison de gamification, IA et blockchain pour un</text:p>
      <text:p text:style-name="Normal">impact mesurable.</text:p>
      <text:p text:style-name="Normal">- Inclusivité : Compatible avec les téléphones basse connectivité (mode hors-</text:p>
      <text:p text:style-name="Normal">ligne).</text:p>
      <text:p text:style-name="Normal">- Durabilité : Réduction des déchets sauvages et promotion de l’économie</text:p>
      <text:p text:style-name="Normal">circulaire.</text:p>
      <text:p text:style-name="Normal">Phrase d’Accroche</text:p>
      <text:p text:style-name="Normal">« Chez EcoLink, chaque déchet recyclé est une récompense pour vous et une</text:p>
      <text:p text:style-name="Normal">victoire pour la planète. »</text:p>
      <text:p text:style-name="Normal">2. Analyse des Besoins</text:p>
      <text:p text:style-name="Normal">2.1. Exigences Fonctionnelles (Must Have)</text:p>
      <text:p text:style-name="Normal">Authentification &amp; Profil</text:p>
      <text:p text:style-name="Normal"><text:span text:style-name="T2">✓</text:span><text:s/>Inscription/connexion avec rôle :</text:p>
      <text:p text:style-name="Normal">- Choix du profil (particulier/entreprise/recycleur) lors de l’inscription.</text:p>
      <text:p text:style-name="Normal">- Validation par email pour sécuriser les comptes.</text:p>
      <text:p text:style-name="Normal"><text:span text:style-name="T3">✓</text:span><text:s/>Tableau de bord personnalisé :</text:p>
      <text:p text:style-name="Normal">- Historique des déchets recyclés (type, quantité, dates).</text:p>
      <text:soft-page-break/>
      <text:p text:style-name="Normal">- Affichage des éco-points accumulés et des badges obtenus.</text:p>
      <text:p text:style-name="Normal">- Accès rapide aux fonctionnalités clés (déclaration, collecte, récompenses).</text:p>
      <text:p text:style-name="Normal">Déclaration &amp; Détection des Déchets</text:p>
      <text:p text:style-name="Normal"><text:span text:style-name="T4">✓</text:span><text:s/>Upload d’image + IA de détection :</text:p>
      <text:p text:style-name="Normal">- Prise de photo ou sélection depuis la galerie.</text:p>
      <text:p text:style-name="Normal">- Identification automatique du type de déchet (plastique, électronique, métal) via</text:p>
      <text:p text:style-name="Normal">un modèle IA entraîné sur des données locales.</text:p>
      <text:p text:style-name="Normal">- Suggestions de tri (ex : « Ce plastique est recyclable à [Point X] »).</text:p>
      <text:p text:style-name="Normal"><text:span text:style-name="T5">✓</text:span><text:s/>Suggestions de collecte/dépôt :</text:p>
      <text:p text:style-name="Normal">- Option de demande de collecte à domicile (pour les gros volumes).</text:p>
      <text:p text:style-name="Normal">- Liste des points de dépôt géolocalisés avec horaires et capacités.</text:p>
      <text:p text:style-name="Normal"><text:span text:style-name="T6">✓</text:span><text:s/>Carte interactive :</text:p>
      <text:p text:style-name="Normal">- Affichage des centres de recyclage, recycleurs actifs et itinéraires optimisés.</text:p>
      <text:p text:style-name="Normal">- Filtres par type de déchet et disponibilité.</text:p>
      <text:p text:style-name="Normal">Système de Collecte</text:p>
      <text:p text:style-name="Normal"><text:span text:style-name="T7">✓</text:span><text:s/>Demande de collecte à domicile :</text:p>
      <text:p text:style-name="Normal">- Formulaire simplifié (adresse, type et quantité de déchets).</text:p>
      <text:p text:style-name="Normal">- Estimation du coût/logistique (gratuit pour les particuliers, payant pour les</text:p>
      <text:p text:style-name="Normal">entreprises).</text:p>
      <text:p text:style-name="Normal"><text:span text:style-name="T8">✓</text:span><text:s/>Notification aux recycleurs :</text:p>
      <text:p text:style-name="Normal">- Alertes en temps réel via l’application pour les nouvelles demandes.</text:p>
      <text:p text:style-name="Normal">- Acceptation/rejet des demandes par les recycleurs avec motif.</text:p>
      <text:p text:style-name="Normal"><text:span text:style-name="T9">✓</text:span><text:s/>Suivi en temps réel :</text:p>
      <text:p text:style-name="Normal">- Géolocalisation du collecteur sur la carte.</text:p>
      <text:p text:style-name="Normal">- Notifications push pour l’utilisateur (« Votre collecteur arrive dans 10 minutes</text:p>
      <text:p text:style-name="Normal">»).</text:p>
      <text:p text:style-name="Normal">- Validation de la collecte via QR code scanné par le recycleur.</text:p>
      <text:p text:style-name="Normal">Récompenses &amp; Monétisation</text:p>
      <text:soft-page-break/>
      <text:p text:style-name="Normal"><text:span text:style-name="T10">✓</text:span><text:s/>Attribution d’éco-points :</text:p>
      <text:p text:style-name="Normal">- Calcul basé sur le type et la quantité de déchets (ex : 10 points/kg de plastique).</text:p>
      <text:p text:style-name="Normal">- Conversion en avantages : crédit Mobile Money, réductions chez les partenaires,</text:p>
      <text:p text:style-name="Normal">dons écologiques.</text:p>
      <text:p text:style-name="Normal"><text:span text:style-name="T11">✓</text:span><text:s/>Classement &amp; Badges :</text:p>
      <text:p text:style-name="Normal">- Classement mensuel par ville/quartier (« Top 10 recycleurs de Cotonou »).</text:p>
      <text:p text:style-name="Normal">- Badges visuels (« Éco-Champion », « Ambassadeur du Recyclage »).</text:p>
      <text:p text:style-name="Normal">Suivi de l’Impact Écologique</text:p>
      <text:p text:style-name="Normal"><text:span text:style-name="T12">✓</text:span><text:s/>Statistiques personnalisées :</text:p>
      <text:p text:style-name="Normal">- CO₂ économisé (calculé via des formules standardisées).</text:p>
      <text:p text:style-name="Normal">- Déchets recyclés (kg/mois) comparés à la moyenne nationale.</text:p>
      <text:p text:style-name="Normal"><text:span text:style-name="T13">✓</text:span><text:s/>Défis communautaires :</text:p>
      <text:p text:style-name="Normal">- Défis mensuels (« Recycler 50 kg de plastique en 30 jours »).</text:p>
      <text:p text:style-name="Normal">- Récompenses collectives (ex : plantation d’arbres si l’objectif est atteint).</text:p>
      <text:p text:style-name="Normal">Engagement Communautaire</text:p>
      <text:p text:style-name="Normal"><text:span text:style-name="T14">✓</text:span><text:s/>Partage sur réseaux sociaux :</text:p>
      <text:p text:style-name="Normal">- Postes automatiques avec infographies (« J’ai recyclé 10 kg de plastique ! »).</text:p>
      <text:p text:style-name="Normal">- Hashtags dédiés (#EcoLinkBénin, #RecyclageResponsable).</text:p>
      <text:p text:style-name="Normal"><text:span text:style-name="T15">✓</text:span><text:s/>Classement public :</text:p>
      <text:p text:style-name="Normal">- Tableaux de bord comparatifs entre amis/voisins.</text:p>
      <text:p text:style-name="Normal">- Système de « likes » ou encouragements entre utilisateurs.</text:p>
      <text:p text:style-name="Normal">3. Contraintes</text:p>
      <text:p text:style-name="Normal">3.1. Contraintes Techniques</text:p>
      <text:p text:style-name="Normal"><text:span text:style-name="T16">✓</text:span><text:s/>Stack technique :</text:p>
      <text:p text:style-name="P17">Frontend : React.js + Next.js.</text:p>
      <text:p text:style-name="Normal">Backend : Supabase .</text:p>
      <text:p text:style-name="Normal">IA : TensorFlow.js (exécution côté client ou via Edge Functions).</text:p>
      <text:soft-page-break/>
      <text:p text:style-name="Normal"><text:span text:style-name="T18">✓</text:span><text:s/>Dataset IA : Besoin d’images locales de déchets pour entraîner le modèle.</text:p>
      <text:p text:style-name="Normal"><text:span text:style-name="T19">✓</text:span><text:s/>Connectivité : Solution fonctionnelle en mode hors-ligne (stockage local +</text:p>
      <text:p text:style-name="Normal">synchronisation différée).</text:p>
      <text:p text:style-name="Normal">3.2. Contraintes Organisationnelles</text:p>
      <text:p text:style-name="Normal">- Délais : A définir.</text:p>
      <text:p text:style-name="Normal">- Équipe : 4 membres</text:p>
      <text:p text:style-name="Normal">3.3. Contraintes Réglementaires</text:p>
      <text:p text:style-name="Normal">- RGPD : Conformité pour la collecte et le stockage des données utilisateurs.</text:p>
      <text:p text:style-name="Normal">- Partenariats : Accord avec les municipalités pour valider les points de</text:p>
      <text:p text:style-name="Normal">collecte.</text:p>
      <text:p text:style-name="Normal">4. Livrables</text:p>
      <text:p text:style-name="Normal">Application Web Fonctionnelle</text:p>
      <text:p text:style-name="Normal">Composant Détails</text:p>
      <text:p text:style-name="Normal">Frontend</text:p>
      <text:p text:style-name="Normal">(Next.js)</text:p>
      <text:p text:style-name="Normal">Interface utilisateur responsive avec pages :</text:p>
      <text:p text:style-name="Normal">déclaration de déchets, carte interactive, tableau de</text:p>
      <text:p text:style-name="Normal">bord, profil.</text:p>
      <text:p text:style-name="Normal">Backend</text:p>
      <text:p text:style-name="Normal">(Supabase)</text:p>
      <text:p text:style-name="Normal">Base de données PostgreSQL configurée avec tables.</text:p>
      <text:p text:style-name="Normal">Fonctionnalités</text:p>
      <text:p text:style-name="Normal">Clés</text:p>
      <text:p text:style-name="Normal">-Détection IA des déchets via TensorFlow.js.</text:p>
      <text:p text:style-name="Normal">-Géolocalisation des points de collecte.</text:p>
      <text:p text:style-name="Normal">- Notifications temps réel pour les recycleurs.</text:p>
      <text:p text:style-name="Normal">Authentification Gestion des rôles (particulier/entreprise/recycleur)</text:p>
      <text:p text:style-name="Normal">avec Supabase Auth + politiques RLS.</text:p>
      <text:soft-page-break/>
      <text:p text:style-name="Normal">Outils d’Administration</text:p>
      <text:p text:style-name="Normal">Outil de gestion pour les recycleurs (suivi des demandes, rapports).</text:p>
      <text:p text:style-name="Normal">Outil Fonctionnalité</text:p>
      <text:p text:style-name="Normal">Dashboard admin Interface pour gérer les utilisateurs, les</text:p>
      <text:p text:style-name="Normal">collectes et les partenaires.</text:p>
      <text:p text:style-name="Normal">Tableau de bord recycleur Vue des demandes en temps réel +</text:p>
      <text:p text:style-name="Normal">optimisation des itinéraires de collecte.</text:p>
      <text:p text:style-name="Normal">Générateur de rapports Export PDF/Excel des statistiques (déchets</text:p>
      <text:p text:style-name="Normal">recyclés, CO₂ économisé).</text:p>
      <text:p text:style-name="Normal">Documentation technique :</text:p>
      <text:p text:style-name="Normal">- Code source commenté (Dépôt GitHub privé des Codes React/Next.js</text:p>
      <text:p text:style-name="Normal">avec configuration supabase).</text:p>
      <text:p text:style-name="Normal">Rapport de Test et Validation :</text:p>
      <text:p text:style-name="Normal">Type de Test Résultats Attendus</text:p>
      <text:p text:style-name="Normal">Tests Utilisateurs Un retour de 50 utilisateurs béninois sur</text:p>
      <text:p text:style-name="Normal">l’ergonomie et les fonctionnalités</text:p>
      <text:p text:style-name="Normal">Tests de Performance -Temps de réponses &lt;2 secondes.</text:p>
      <text:p text:style-name="Normal">-Support de 100 utilisateurs simultané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ick HOUNTON</meta:initial-creator>
    <dc:creator>Patrick HOUNTON</dc:creator>
    <meta:creation-date>2025-04-05T14:22:00Z</meta:creation-date>
    <dc:date>2025-04-10T14:29:00Z</dc:date>
    <meta:template xlink:href="Normal" xlink:type="simple"/>
    <meta:editing-cycles>1</meta:editing-cycles>
    <meta:editing-duration>PT0S</meta:editing-duration>
    <meta:document-statistic meta:page-count="6" meta:paragraph-count="14" meta:word-count="1100" meta:character-count="7139" meta:row-count="50" meta:non-whitespace-character-count="6053"/>
  </office:meta>
</office:document-meta>
</file>